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Helvetica" svg:font-family="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style:font-name="Helvetica" fo:font-size="12.75pt" fo:letter-spacing="normal" fo:font-style="normal" fo:font-weight="normal"/>
    </style:style>
    <style:style style:name="T2" style:family="text">
      <style:text-properties fo:font-variant="normal" fo:text-transform="none" fo:letter-spacing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45.</text:span></text:span><text:span text:style-name="T2"> </text:span><text:span text:style-name="T1">Write a Python program to check all values are same in a dictionary.</text:span><text:line-break/><text:span text:style-name="T1">Original Dictionary:</text:span><text:line-break/><text:span text:style-name="T1">{'Cierra Vega': 12, 'Alden Cantrell': 12, 'Kierra Gentry': 12, 'Pierre Cox': 12}</text:span><text:line-break/><text:span text:style-name="T1">Check all are 12 in the dictionary.</text:span><text:line-break/><text:span text:style-name="T1">True</text:span><text:line-break/><text:span text:style-name="T1">Check all are 10 in the dictionary.</text:span><text:line-break/><text:span text:style-name="T1">False</text:span> </text:p>
      <text:p text:style-name="P1"/>
      <text:p text:style-name="P1"/>
      <text:p text:style-name="P1"><text:span text:style-name="Strong_20_Emphasis"><text:span text:style-name="T1">41.</text:span></text:span><text:span text:style-name="T2"> </text:span><text:span text:style-name="T1">Write a Python program to drop empty Items from a given Dictionary.</text:span><text:line-break/><text:span text:style-name="T1">Original Dictionary:</text:span><text:line-break/><text:span text:style-name="T1">{'c1': 'Red', 'c2': 'Green', 'c3': None}</text:span><text:line-break/><text:span text:style-name="T1">New Dictionary after dropping empty items:</text:span><text:line-break/><text:span text:style-name="T1">{'c1': 'Red', 'c2': 'Green'}</text:span> </text:p>
      <text:p text:style-name="P1"/>
      <text:p text:style-name="P1"/>
      <text:p text:style-name="P1"><text:span text:style-name="Strong_20_Emphasis"><text:span text:style-name="T1">38.</text:span></text:span><text:span text:style-name="T2"> </text:span><text:span text:style-name="T1">Write a Python program to match key values in two dictionaries.</text:span><text:line-break/><text:span text:style-name="T1">Sample dictionary: {'key1': 1, 'key2': 3, 'key3': 2}, {'key1': 1, 'key2': 2}</text:span><text:line-break/><text:span text:style-name="T1">Expected output: key1: 1 is present in both x and y</text:span> </text:p>
      <text:p text:style-name="P1"/>
      <text:p text:style-name="P1"/>
      <text:p text:style-name="P1"><text:span text:style-name="Strong_20_Emphasis"><text:span text:style-name="T1">51.</text:span></text:span><text:span text:style-name="T2"> </text:span><text:span text:style-name="T1">A Python Dictionary contains List as value. Write a Python program to update the list values in the said dictionary.</text:span><text:line-break/><text:span text:style-name="T1">Original Dictionary:</text:span><text:line-break/><text:span text:style-name="T1">{'Math': [88, 89, 90], 'Physics': [92, 94, 89], 'Chemistry': [90, 87, 93]}</text:span><text:line-break/><text:span text:style-name="T1">Update the list values of the said dictionary:</text:span><text:line-break/><text:span text:style-name="T1">{'Math': [89, 90, 91], 'Physics': [90, 92, 87], 'Chemistry': [90, 87, 93]}</text:span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Helvetica" svg:font-family="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5T21:33:41.867000000</meta:creation-date>
    <dc:date>2021-10-15T21:45:27.696000000</dc:date>
    <meta:editing-duration>PT1M35S</meta:editing-duration>
    <meta:editing-cycles>1</meta:editing-cycles>
    <meta:document-statistic meta:table-count="0" meta:image-count="0" meta:object-count="0" meta:page-count="1" meta:paragraph-count="4" meta:word-count="165" meta:character-count="1000" meta:non-whitespace-character-count="835"/>
    <meta:generator>LibreOffice/7.0.3.1$Windows_X86_64 LibreOffice_project/d7547858d014d4cf69878db179d326fc3483e082</meta:generator>
  </office:meta>
</office:document-meta>
</file>